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able-cell-properties fo:background-color="#7ffe00"/>
    </style:style>
    <style:style style:name="ce44" style:family="table-cell" style:parent-style-name="Default" style:data-style-name="N100">
      <style:text-properties fo:font-style="italic" style:font-style-asian="italic" style:font-style-complex="italic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6" style:family="table-cell" style:parent-style-name="Default" style:data-style-name="N100"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4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7"/>
          <table:table-cell table:number-columns-repeated="1011"/>
        </table:table-row>
        <table:table-row table:style-name="ro1">
          <table:table-cell table:style-name="ce4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4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ce41"/>
        <table:table-column table:style-name="co24" table:default-cell-style-name="Default"/>
        <table:table-column table:style-name="co12" table:default-cell-style-name="ce41"/>
        <table:table-column table:style-name="co16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default-cell-style-name="ce4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4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41"/>
          <table:table-cell table:number-columns-repeated="5"/>
          <table:table-cell table:style-name="ce52" office:value-type="string" calcext:value-type="string">
            <text:p>49.02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 table:style-name="Default" table:number-columns-repeated="3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4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1"/>
          <table:table-cell table:number-columns-repeated="3"/>
          <table:table-cell table:style-name="Default"/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6100.26</text:p>
          </table:table-cell>
          <table:table-cell table:style-name="ce43" office:value-type="string" calcext:value-type="string">
            <text:p>91.2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0181.03</text:p>
          </table:table-cell>
          <table:table-cell table:style-name="ce43" office:value-type="string" calcext:value-type="string">
            <text:p>166.0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4"/>
          <table:table-cell table:style-name="ce43" office:value-type="string" calcext:value-type="string">
            <text:p>1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 table:number-rows-repeated="8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4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4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 table:number-rows-repeated="6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8509.784.</text:p>
          </table:table-cell>
          <table:table-cell/>
          <table:table-cell table:style-name="Default"/>
          <table:table-cell table:style-name="Default" office:value-type="string" calcext:value-type="string">
            <text:p>59568.49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8508.105</text:p>
          </table:table-cell>
          <table:table-cell table:number-columns-repeated="2"/>
          <table:table-cell office:value-type="string" calcext:value-type="string">
            <text:p>68064.8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8501.61|</text:p>
          </table:table-cell>
          <table:table-cell/>
          <table:table-cell table:style-name="Default"/>
          <table:table-cell table:style-name="Default" office:value-type="string" calcext:value-type="string">
            <text:p>76514.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 table:number-rows-repeated="6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1"/>
          <table:table-cell office:value-type="string" calcext:value-type="string">
            <text:p>92.37</text:p>
          </table:table-cell>
          <table:table-cell table:number-columns-repeated="5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78.41</text:p>
          </table:table-cell>
          <table:table-cell table:number-columns-repeated="2"/>
          <table:table-cell office:value-type="string" calcext:value-type="string">
            <text:p>4892.0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78.7283|</text:p>
          </table:table-cell>
          <table:table-cell table:number-columns-repeated="2"/>
          <table:table-cell office:value-type="string" calcext:value-type="string">
            <text:p>5872.3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2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4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4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4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3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5">
          <table:table-cell table:number-columns-repeated="7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1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1515.8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4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4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41"/>
          <table:table-cell table:number-columns-repeated="6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4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41" table:number-columns-repeated="2"/>
          <table:table-cell/>
          <table:table-cell table:style-name="ce41" table:number-columns-repeated="1007"/>
        </table:table-row>
        <table:table-row table:style-name="ro1" table:number-rows-repeated="10480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5" table:default-cell-style-name="ce41"/>
        <table:table-column table:style-name="co12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7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3" office:value-type="string" calcext:value-type="string">
            <text:p>16.52</text:p>
          </table:table-cell>
          <table:table-cell table:style-name="ce4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7" office:value-type="string" calcext:value-type="string">
            <text:p>1189.32 (283.4+905.92)</text:p>
          </table:table-cell>
          <table:table-cell table:number-columns-repeated="3"/>
          <table:table-cell table:style-name="ce47" office:value-type="string" calcext:value-type="string">
            <text:p>1189.32</text:p>
          </table:table-cell>
          <table:table-cell table:style-name="ce5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7"/>
          <table:table-cell table:style-name="ce5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1"/>
          <table:table-cell table:number-columns-repeated="1010"/>
        </table:table-row>
        <table:table-row table:style-name="ro1">
          <table:table-cell table:style-name="ce51" office:value-type="string" calcext:value-type="string">
            <text:p>RU000A100J18 (Домодедово выпуск 2 )</text:p>
          </table:table-cell>
          <table:table-cell table:style-name="ce51" table:number-columns-repeated="12"/>
          <table:table-cell/>
          <table:table-cell table:style-name="ce5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 style:data-style-name="N2" text:time-value="14:23:44.9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02T14:29:35.930000000</dc:date>
    <meta:editing-duration>P6DT16H6M21S</meta:editing-duration>
    <meta:editing-cycles>2610</meta:editing-cycles>
    <meta:document-statistic meta:table-count="6" meta:cell-count="14523" meta:object-count="0"/>
  </office:meta>
</office:document-meta>
</file>